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66ff99" draw:textarea-horizontal-align="justify" draw:textarea-vertical-align="middle" draw:auto-grow-height="false" fo:min-height="3.814cm" fo:min-width="5.342cm"/>
    </style:style>
    <style:style style:name="gr2" style:family="graphic" style:parent-style-name="standard">
      <style:graphic-properties svg:stroke-color="#000000" draw:fill-color="#006600" draw:textarea-horizontal-align="justify" draw:textarea-vertical-align="middle" draw:auto-grow-height="false" fo:min-height="2.036cm" fo:min-width="3.064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16.514cm" fo:min-width="6.866cm"/>
    </style:style>
    <style:style style:name="gr4" style:family="graphic" style:parent-style-name="standard">
      <style:graphic-properties draw:fill-color="#0000ff" draw:textarea-horizontal-align="justify" draw:textarea-vertical-align="middle" draw:auto-grow-height="false" fo:min-height="0.723cm" fo:min-width="5.34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063cm" fo:min-width="3.818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marker-start="Arrow" draw:marker-start-width="0.3cm" draw:marker-end="Arrow" draw:marker-end-width="0.3cm" draw:fill-color="#000000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4.58cm"/>
    </style:style>
    <style:style style:name="gr11" style:family="graphic" style:parent-style-name="standard">
      <style:graphic-properties draw:textarea-horizontal-align="justify" draw:textarea-vertical-align="middle" draw:auto-grow-height="false" fo:min-height="0.531cm" fo:min-width="1.278cm"/>
    </style:style>
    <style:style style:name="gr12" style:family="graphic" style:parent-style-name="standard">
      <style:graphic-properties draw:textarea-horizontal-align="justify" draw:textarea-vertical-align="middle" draw:auto-grow-height="false" fo:min-height="0.569cm" fo:min-width="2.167cm"/>
    </style:style>
    <style:style style:name="gr13" style:family="graphic" style:parent-style-name="standard">
      <style:graphic-properties svg:stroke-width="0.564cm" svg:stroke-color="#000000" draw:marker-start-width="1.042cm" draw:marker-end-width="1.042cm" draw:fill="none" draw:textarea-horizontal-align="justify" draw:textarea-vertical-align="middle" draw:auto-grow-height="false" fo:min-height="19.054cm" fo:min-width="12.708cm" fo:padding-top="0.403cm" fo:padding-bottom="0.403cm" fo:padding-left="0.528cm" fo:padding-right="0.528cm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1.216cm"/>
    </style:style>
    <style:style style:name="gr15" style:family="graphic" style:parent-style-name="standard">
      <style:graphic-properties svg:stroke-color="#ff0000" draw:fill-color="#ff0000" draw:textarea-horizontal-align="justify" draw:textarea-vertical-align="middle" draw:auto-grow-height="false" fo:min-height="1.782cm" fo:min-width="1.532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512cm" fo:min-width="1.532cm"/>
    </style:style>
    <style:style style:name="gr18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9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47cm" fo:min-width="0.781cm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896cm" fo:min-width="1.375cm"/>
    </style:style>
    <style:style style:name="gr24" style:family="graphic" style:parent-style-name="standard">
      <style:graphic-properties svg:stroke-color="#000000" draw:fill-color="#000000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26" style:family="graphic" style:parent-style-name="standard">
      <style:graphic-properties draw:textarea-horizontal-align="justify" draw:textarea-vertical-align="middle" draw:auto-grow-height="false" fo:min-height="0.458cm" fo:min-width="2.04cm"/>
    </style:style>
    <style:style style:name="gr27" style:family="graphic" style:parent-style-name="objectwithoutfill">
      <style:graphic-properties draw:marker-start="Arrow" draw:marker-end-width="0.3cm" draw:fill="none" draw:textarea-vertical-align="middle"/>
    </style:style>
    <style:style style:name="gr2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66ff99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006600"/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loext:graphic-properties draw:fill-color="#000000"/>
      <style:paragraph-properties fo:text-align="center"/>
      <style:text-properties fo:color="#ffffff" fo:font-weight="bold" style:font-weight-asian="bold" style:font-weight-complex="bold"/>
    </style:style>
    <style:style style:name="P5" style:family="paragraph">
      <loext:graphic-properties draw:fill-color="#0000ff"/>
      <style:paragraph-properties fo:text-align="center"/>
      <style:text-properties fo:color="#ffffff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margin-left="0cm" fo:margin-right="0cm" fo:text-align="center" fo:text-indent="0cm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  <style:text-properties fo:color="#ffffff"/>
    </style:style>
    <style:style style:name="P11" style:family="paragraph">
      <style:paragraph-properties fo:text-align="center"/>
      <style:text-properties fo:color="#ffffff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7" draw:id="id7" draw:layer="layout" svg:width="5.842cm" svg:height="4.064cm" svg:x="4.064cm" svg:y="2.486cm">
          <text:p text:style-name="P1"><text:span text:style-name="T1">Raspberry P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64cm" svg:height="2.286cm" svg:x="3.556cm" svg:y="13.118cm">
          <text:p text:style-name="P1"><text:span text:style-name="T2">Teeny 3.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366cm" svg:height="16.764cm" svg:x="19.812cm" svg:y="2.794cm">
          <text:p text:style-name="P1"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5.842cm" svg:height="0.973cm" svg:x="4.064cm" svg:y="5.583cm">
          <text:p text:style-name="P1"><text:span text:style-name="T2">GPI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7.12cm" svg:y1="13.688cm" svg:x2="19.812cm" svg:y2="13.688cm">
          <text:p text:style-name="P1"/>
          <text:p text:style-name="P1"/>
        </draw:line>
        <draw:line draw:style-name="gr5" draw:text-style-name="P6" draw:layer="layout" svg:x1="4.572cm" svg:y1="6.556cm" svg:x2="4.572cm" svg:y2="13.118cm">
          <text:p text:style-name="P1">SPI or I2C</text:p>
          <text:p text:style-name="P1"/>
        </draw:line>
        <draw:line draw:style-name="gr6" draw:text-style-name="P6" draw:layer="layout" svg:x1="9.366cm" svg:y1="6.55cm" svg:x2="9.366cm" svg:y2="7.63cm">
          <text:p/>
        </draw:line>
        <draw:line draw:style-name="gr5" draw:text-style-name="P6" draw:layer="layout" svg:x1="9.398cm" svg:y1="7.63cm" svg:x2="19.812cm" svg:y2="7.63cm">
          <text:p text:style-name="P1">3.3V CMOS <text:s text:c="32"/></text:p>
          <text:p text:style-name="P1"/>
        </draw:line>
        <draw:custom-shape draw:style-name="gr7" draw:text-style-name="P1" xml:id="id1" draw:id="id1" draw:layer="layout" svg:width="4.318cm" svg:height="2.313cm" svg:x="9.398cm" svg:y="9.565cm">
          <text:p text:style-name="P1">Serial</text:p>
          <text:p text:style-name="P1">Logic Level</text:p>
          <text:p text:style-name="P1">Converter</text:p>
          <text:p text:style-name="P1">3.3V &lt;&gt; <text:s/>5V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9.398cm" svg:y1="10.721cm" svg:x2="6.985cm" svg:y2="6.556cm" draw:start-shape="id1" draw:start-glue-point="3" draw:end-shape="id2" draw:end-glue-point="2" svg:d="M9398 10721h-2413v-4165" svg:viewBox="0 0 2414 4166">
          <text:p/>
        </draw:connector>
        <draw:line draw:style-name="gr9" draw:text-style-name="P8" draw:layer="layout" svg:x1="13.716cm" svg:y1="10.816cm" svg:x2="19.812cm" svg:y2="10.816cm">
          <text:p/>
        </draw:line>
        <draw:custom-shape draw:style-name="gr10" draw:text-style-name="P10" draw:layer="layout" svg:width="5.08cm" svg:height="1.016cm" draw:transform="rotate (-1.5706217938697) translate (20.828cm 3.704cm)">
          <text:p text:style-name="P9"><text:span text:style-name="T3">Power Headers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778cm" svg:height="0.781cm" draw:transform="rotate (-1.5706217938697) translate (20.636cm 12.78cm)">
          <text:p text:style-name="P9"><text:span text:style-name="T3">USB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667cm" svg:height="0.819cm" draw:transform="rotate (-1.5706217938697) translate (20.63cm 9.553cm)">
          <text:p text:style-name="P9"><text:span text:style-name="T3">Serial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3.208cm" svg:height="19.304cm" svg:x="1.97cm" svg:y="0.9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716cm" svg:height="1.016cm" draw:transform="rotate (1.5707963267949) translate (14.412cm 14.554cm)">
          <text:p text:style-name="P1"><text:span text:style-name="T3">USB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716cm" svg:height="1.016cm" draw:transform="rotate (1.5707963267949) translate (14.512cm 11.654cm)">
          <text:p text:style-name="P1"><text:span text:style-name="T3">DB9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716cm" svg:height="1.016cm" draw:transform="rotate (1.5707963267949) translate (14.512cm 8.454cm)">
          <text:p text:style-name="P1"><text:span text:style-name="T3">6 Pin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2.032cm" svg:height="2.032cm" svg:x="16.51cm" svg:y="1.37cm">
          <text:p text:style-name="P1">DC</text:p>
          <text:p text:style-name="P1">Power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526cm" svg:y1="3.402cm" svg:x2="17.526cm" svg:y2="5.026cm">
          <text:p/>
        </draw:line>
        <draw:line draw:style-name="gr16" draw:text-style-name="P6" draw:layer="layout" svg:x1="17.526cm" svg:y1="5.026cm" svg:x2="15.494cm" svg:y2="5.026cm">
          <text:p/>
        </draw:line>
        <draw:custom-shape draw:style-name="gr17" draw:text-style-name="P11" draw:layer="layout" svg:width="2.032cm" svg:height="0.762cm" draw:transform="rotate (1.5707963267949) translate (14.732cm 6.042cm)">
          <text:p text:style-name="P1"><text:span text:style-name="T3">Power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12.446cm" svg:y1="5.08cm" svg:x2="12.446cm" svg:y2="1.978cm">
          <text:p/>
        </draw:line>
        <draw:line draw:style-name="gr18" draw:text-style-name="P6" draw:layer="layout" svg:x1="12.446cm" svg:y1="1.978cm" svg:x2="2.794cm" svg:y2="1.978cm">
          <text:p/>
        </draw:line>
        <draw:line draw:style-name="gr19" draw:text-style-name="P6" draw:layer="layout" svg:x1="3.756cm" svg:y1="1.95cm" svg:x2="3.756cm" svg:y2="13.118cm">
          <text:p/>
        </draw:line>
        <draw:line draw:style-name="gr6" draw:text-style-name="P6" draw:layer="layout" svg:x1="7.52cm" svg:y1="6.556cm" svg:x2="7.52cm" svg:y2="17.672cm">
          <text:p/>
        </draw:line>
        <draw:line draw:style-name="gr16" draw:text-style-name="P6" draw:layer="layout" svg:x1="7.52cm" svg:y1="17.672cm" svg:x2="8.751cm" svg:y2="17.672cm">
          <text:p/>
        </draw:line>
        <draw:line draw:style-name="gr20" draw:text-style-name="P6" draw:layer="layout" svg:x1="4.826cm" svg:y1="15.404cm" svg:x2="4.826cm" svg:y2="18.688cm">
          <text:p text:style-name="P1">3.3V</text:p>
          <text:p text:style-name="P1"/>
        </draw:line>
        <draw:line draw:style-name="gr16" draw:text-style-name="P6" draw:layer="layout" svg:x1="4.826cm" svg:y1="18.688cm" svg:x2="8.751cm" svg:y2="18.688cm">
          <text:p/>
        </draw:line>
        <draw:line draw:style-name="gr16" draw:text-style-name="P6" draw:layer="layout" svg:x1="10.606cm" svg:y1="18.28cm" svg:x2="14.478cm" svg:y2="18.28cm">
          <text:p/>
        </draw:line>
        <draw:custom-shape draw:style-name="gr21" draw:text-style-name="P11" draw:layer="layout" svg:width="1.811cm" svg:height="1.016cm" draw:transform="rotate (1.5707963267949) translate (14.464cm 19.204cm)">
          <text:p text:style-name="P1"><text:span text:style-name="T3">L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2.794cm" svg:y1="1.978cm" svg:x2="2.794cm" svg:y2="19.812cm">
          <text:p/>
        </draw:line>
        <draw:line draw:style-name="gr6" draw:text-style-name="P6" draw:layer="layout" svg:x1="9.652cm" svg:y1="19.812cm" svg:x2="2.794cm" svg:y2="19.812cm">
          <text:p/>
        </draw:line>
        <draw:line draw:style-name="gr16" draw:text-style-name="P6" draw:layer="layout" svg:x1="9.652cm" svg:y1="19.812cm" svg:x2="9.652cm" svg:y2="19.196cm">
          <text:p/>
        </draw:line>
        <draw:line draw:style-name="gr6" draw:text-style-name="P6" draw:layer="layout" svg:x1="8.382cm" svg:y1="6.556cm" svg:x2="8.382cm" svg:y2="14.986cm">
          <text:p/>
        </draw:line>
        <draw:line draw:style-name="gr6" draw:text-style-name="P6" xml:id="id3" draw:id="id3" draw:layer="layout" svg:x1="7.12cm" svg:y1="14.986cm" svg:x2="9.906cm" svg:y2="14.986cm">
          <text:p/>
        </draw:line>
        <draw:custom-shape draw:style-name="gr22" draw:text-style-name="P8" draw:layer="layout" svg:width="0.254cm" svg:height="0.254cm" svg:x="8.277cm" svg:y="14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0.254cm" svg:height="0.254cm" svg:x="3.578cm" svg:y="1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xml:id="id4" draw:id="id4" draw:layer="layout" svg:width="1.999cm" svg:height="1.27cm" draw:transform="rotate (1.5707963267949) translate (14.224cm 16.993cm)">
          <text:p text:style-name="P1"><text:span text:style-name="T3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6" draw:layer="layout" svg:x1="9.906cm" svg:y1="14.986cm" svg:x2="14.224cm" svg:y2="15.994cm" draw:start-shape="id3" draw:start-glue-point="1" draw:end-shape="id4" draw:end-glue-point="0" svg:d="M9906 14986h2159v1008h2159" svg:viewBox="0 0 4319 1009">
          <text:p/>
        </draw:connector>
        <draw:connector draw:style-name="gr24" draw:text-style-name="P8" xml:id="id5" draw:id="id5" draw:layer="layout" svg:x1="8.798cm" svg:y1="19.323cm" svg:x2="8.798cm" svg:y2="17.198cm" svg:d="M8798 19323v-2125" svg:viewBox="0 0 1 2126">
          <text:p/>
        </draw:connector>
        <draw:connector draw:style-name="gr20" draw:text-style-name="P6" draw:layer="layout" draw:type="curve" draw:line-skew="1.058cm" svg:x1="8.798cm" svg:y1="19.323cm" svg:x2="8.798cm" svg:y2="17.198cm" draw:start-shape="id5" draw:start-glue-point="2" draw:end-shape="id5" draw:end-glue-point="3" svg:d="M8798 19323c2338 0 2338-2125 0-2125" svg:viewBox="0 0 1755 2126">
          <text:p text:style-name="P1">AND</text:p>
        </draw:connector>
        <draw:frame draw:style-name="gr25" draw:text-style-name="P13" draw:layer="layout" svg:width="1.806cm" svg:height="0.962cm" draw:transform="rotate (-1.5707963267949) translate (8.328cm 15.526cm)">
          <draw:text-box>
            <text:p>3.3V</text:p>
          </draw:text-box>
        </draw:frame>
        <draw:custom-shape draw:style-name="gr26" draw:text-style-name="P11" xml:id="id6" draw:id="id6" draw:layer="layout" svg:width="2.54cm" svg:height="0.708cm" svg:x="9.86cm" svg:y="0.562cm">
          <text:p text:style-name="P1"><text:span text:style-name="T3">Ethernet</text:span></text:p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9.906cm" svg:y1="5.08cm" svg:x2="14.732cm" svg:y2="5.08cm">
          <text:p text:style-name="P1"><text:s text:c="13"/>5V</text:p>
          <text:p text:style-name="P1"/>
        </draw:line>
        <draw:connector draw:style-name="gr8" draw:text-style-name="P6" draw:layer="layout" svg:x1="11.13cm" svg:y1="1.27cm" svg:x2="9.906cm" svg:y2="4.518cm" draw:start-shape="id6" draw:start-glue-point="2" draw:end-shape="id7" draw:end-glue-point="1" svg:d="M11130 1270v3248h-1224" svg:viewBox="0 0 1225 3249">
          <text:p/>
        </draw:connector>
        <draw:custom-shape draw:style-name="gr22" draw:text-style-name="P8" draw:layer="layout" svg:width="0.254cm" svg:height="0.254cm" svg:x="12.278cm" svg:y="4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8" draw:layer="layout" svg:width="13.968cm" svg:height="10.476cm" svg:x="3.81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3T18:16:45.461355349</meta:creation-date>
    <dc:date>2016-01-04T13:51:49.059035442</dc:date>
    <meta:editing-duration>PT3H21M41S</meta:editing-duration>
    <meta:editing-cycles>8</meta:editing-cycles>
    <meta:generator>LibreOffice/5.0.3.2$Linux_X86_64 LibreOffice_project/00m0$Build-2</meta:generator>
    <meta:document-statistic meta:object-count="70"/>
  </office:meta>
</office:document-meta>
</file>